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93cm"/>
    </style:style>
    <style:style style:name="pr1" style:family="presentation" style:parent-style-name="lyt-bluelinesgrad-notes">
      <style:graphic-properties draw:fill-color="#ffffff" draw:auto-grow-height="true" fo:min-height="12.573cm"/>
    </style:style>
    <style:style style:name="pr2" style:family="presentation" style:parent-style-name="lyt-bluelinesgra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4pt" fo:text-shadow="1pt 1pt" style:font-size-asian="44pt" style:font-size-complex="44pt"/>
    </style:style>
    <style:style style:name="P3" style:family="paragraph">
      <style:text-properties fo:color="#ffffff" fo:font-size="44pt" style:font-size-asian="44pt" style:font-size-complex="44pt"/>
    </style:style>
    <style:style style:name="P4" style:family="paragraph">
      <style:text-properties fo:color="#ffffff" fo:font-size="24pt" style:font-size-asian="24pt" style:font-size-complex="24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text-properties fo:color="#ffffff" fo:font-size="32pt" style:font-size-asian="32pt" style:font-size-complex="32pt"/>
    </style:style>
    <style:style style:name="P7" style:family="paragraph">
      <style:text-properties fo:color="#ffffff" fo:font-size="26pt" style:font-size-asian="26pt" style:font-size-complex="26pt"/>
    </style:style>
    <style:style style:name="P8" style:family="paragraph">
      <style:text-properties fo:color="#ffffff" fo:font-size="36pt" style:font-size-asian="36pt" style:font-size-complex="36pt"/>
    </style:style>
    <style:style style:name="T1" style:family="text">
      <style:text-properties fo:color="#ffffff" fo:font-size="44pt" fo:text-shadow="1pt 1pt" style:font-size-asian="44pt" style:font-size-complex="44pt"/>
    </style:style>
    <style:style style:name="T2" style:family="text">
      <style:text-properties fo:color="#ffffff" fo:font-size="44pt" style:font-size-asian="44pt" style:font-size-complex="44pt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 fo:font-size="48pt" style:font-size-asian="48pt" style:font-size-complex="48pt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fffff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draw:id="id1">
        <office:forms form:automatic-focus="false" form:apply-design-mode="false"/>
        <draw:frame draw:style-name="gr1" draw:text-style-name="P2" draw:layer="layout" svg:width="20.547cm" svg:height="14.139cm" svg:x="4.218cm" svg:y="5.546cm">
          <draw:text-box>
            <text:p text:style-name="P1"><text:span text:style-name="T1">Developing Web applications</text:span></text:p>
            <text:p text:style-name="P1"><text:span text:style-name="T1">with</text:span></text:p>
            <text:p text:style-name="P1"><text:span text:style-name="T1">Ruby on Rails</text:span></text:p>
            <text:p text:style-name="P1"><text:span text:style-name="T1"/></text:p>
            <text:p text:style-name="P1"><text:span text:style-name="T1">DI. Johannes Thoma</text:span></text:p>
            <text:p text:style-name="P1"><text:span text:style-name="T1">johannes.thoma@gmx.at</text:span></text:p>
            <text:p text:style-name="P1"><text:span text:style-name="T1">www.jtsoft.at</text:span></text:p>
            <text:p text:style-name="P1"><text:span text:style-name="T1"/></text:p>
          </draw:text-box>
        </draw:frame>
        <draw:frame draw:style-name="gr2" draw:text-style-name="P3" draw:layer="layout" svg:width="13.46cm" svg:height="2.622cm" svg:x="7.495cm" svg:y="1.27cm">
          <draw:text-box>
            <text:p><text:span text:style-name="T2">Linuxwochen 2012</text:span></text:p>
          </draw:text-box>
        </draw:frame>
        <anim:par presentation:node-type="timing-root">
          <anim:par smil:begin="id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draw:id="id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7.62cm" svg:height="2.143cm" svg:x="10.16cm" svg:y="1.905cm">
          <draw:text-box>
            <text:p><text:span text:style-name="T4">Ruby</text:span></text:p>
          </draw:text-box>
        </draw:frame>
        <draw:frame draw:style-name="gr1" draw:text-style-name="P6" draw:layer="layout" svg:width="24.463cm" svg:height="10.379cm" svg:x="2.207cm" svg:y="6.131cm">
          <draw:text-box>
            <text:p><text:span text:style-name="T5">Objektorientiert - Everything is an Object</text:span></text:p>
            <text:p><text:span text:style-name="T5"/></text:p>
            <text:p><text:span text:style-name="T5">Skriptsprache - Interpretiert</text:span></text:p>
            <text:p><text:span text:style-name="T5"/></text:p>
            <text:p><text:span text:style-name="T5">Blocks, Regexps, Reflection, Exceptions</text:span></text:p>
            <text:p><text:span text:style-name="T5"/></text:p>
            <text:p><text:span text:style-name="T5">Arrays, Hashes, Strings (mit Encoding), Bignum</text:span></text:p>
            <text:p><text:span text:style-name="T5"/></text:p>
          </draw:text-box>
        </draw:frame>
        <anim:par presentation:node-type="timing-root">
          <anim:par smil:begin="id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draw:id="id3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1.43cm" svg:height="2.143cm" svg:x="7.62cm" svg:y="1.905cm">
          <draw:text-box>
            <text:p><text:span text:style-name="T4">Rails - MVC</text:span></text:p>
          </draw:text-box>
        </draw:frame>
        <draw:frame draw:style-name="gr1" draw:text-style-name="P6" draw:layer="layout" svg:width="23.531cm" svg:height="12.911cm" svg:x="2.207cm" svg:y="6.131cm">
          <draw:text-box>
            <text:p><text:span text:style-name="T5">Model View Controller</text:span></text:p>
            <text:p><text:span text:style-name="T5"><text:tab/></text:span><text:span text:style-name="T5"><text:tab/></text:span></text:p>
            <text:p><text:span text:style-name="T5"><text:tab/></text:span><text:span text:style-name="T5">Model – Abstraktion Datenbanktabelle</text:span></text:p>
            <text:p><text:span text:style-name="T5"><text:tab/></text:span><text:span text:style-name="T5"><text:tab/></text:span><text:span text:style-name="T5">Objektorientiert</text:span></text:p>
            <text:p><text:span text:style-name="T5"><text:tab/></text:span></text:p>
            <text:p><text:span text:style-name="T5"><text:tab/></text:span><text:span text:style-name="T5">View – Benutzersicht, HTML mit embedded</text:span></text:p>
            <text:p><text:span text:style-name="T5"><text:tab/></text:span><text:span text:style-name="T5"><text:tab/></text:span><text:span text:style-name="T5">Ruby code</text:span></text:p>
            <text:p><text:span text:style-name="T5"/></text:p>
            <text:p><text:span text:style-name="T5"><text:tab/></text:span><text:span text:style-name="T5">Controller – Applikationslogik </text:span></text:p>
            <text:p><text:span text:style-name="T5"/></text:p>
          </draw:text-box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draw:id="id4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Entwurfsrichlinien</text:span></text:p>
          </draw:text-box>
        </draw:frame>
        <draw:frame draw:style-name="gr1" draw:text-style-name="P6" draw:layer="layout" svg:width="21.918cm" svg:height="14.177cm" svg:x="2.207cm" svg:y="6.131cm">
          <draw:text-box>
            <text:p><text:span text:style-name="T5">Convention over Configuration</text:span></text:p>
            <text:p><text:span text:style-name="T5"/></text:p>
            <text:p><text:span text:style-name="T5"><text:tab/></text:span><text:span text:style-name="T5">Id – Primärschlüssel</text:span></text:p>
            <text:p><text:span text:style-name="T5"><text:tab/></text:span><text:span text:style-name="T5">user_id – Fremdschlüssel</text:span></text:p>
            <text:p><text:span text:style-name="T5"><text:tab/></text:span><text:span text:style-name="T5">created_at – Zeitstempel</text:span></text:p>
            <text:p><text:span text:style-name="T5"><text:tab/></text:span></text:p>
            <text:p><text:span text:style-name="T5">Don't repeat yourself (DRY)</text:span></text:p>
            <text:p><text:span text:style-name="T5"/></text:p>
            <text:p><text:span text:style-name="T5"><text:tab/></text:span><text:span text:style-name="T5">Attribute werden aus Datenbankspalten </text:span></text:p>
            <text:p><text:span text:style-name="T5"><text:s/></text:span><text:span text:style-name="T5"><text:tab/></text:span><text:span text:style-name="T5">generiert.</text:span></text:p>
            <text:p><text:span text:style-name="T5"/></text:p>
          </draw:text-box>
        </draw:frame>
        <anim:par presentation:node-type="timing-root">
          <anim:par smil:begin="id4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draw:id="id5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3.81cm" svg:y="1.905cm">
          <draw:text-box>
            <text:p><text:span text:style-name="T4">Rails - Umgebungen</text:span></text:p>
          </draw:text-box>
        </draw:frame>
        <draw:frame draw:style-name="gr1" draw:text-style-name="P6" draw:layer="layout" svg:width="22.604cm" svg:height="12.911cm" svg:x="2.207cm" svg:y="6.131cm">
          <draw:text-box>
            <text:p><text:span text:style-name="T5">Umgebungen (RAILS_ENV)</text:span></text:p>
            <text:p><text:span text:style-name="T5"/></text:p>
            <text:p><text:span text:style-name="T5"><text:tab/></text:span><text:span text:style-name="T5">Development - Entwicklungsversion</text:span></text:p>
            <text:p><text:span text:style-name="T5"/></text:p>
            <text:p><text:span text:style-name="T5"><text:tab/></text:span><text:span text:style-name="T5">Test – Für automatisierte Tests</text:span></text:p>
            <text:p><text:span text:style-name="T5"/></text:p>
            <text:p><text:span text:style-name="T5"><text:tab/></text:span><text:span text:style-name="T5">Production – Produktivumgebung</text:span></text:p>
            <text:p><text:span text:style-name="T5"/></text:p>
            <text:p><text:span text:style-name="T5">Eigene Datenanbindung für jede Umgebung</text:span></text:p>
            <text:p><text:span text:style-name="T5"/></text:p>
          </draw:text-box>
        </draw:frame>
        <anim:par presentation:node-type="timing-root">
          <anim:par smil:begin="id5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draw:id="id6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955cm" svg:height="2.143cm" svg:x="5.715cm" svg:y="1.905cm">
          <draw:text-box>
            <text:p><text:span text:style-name="T4">Rails - Weiteres</text:span></text:p>
          </draw:text-box>
        </draw:frame>
        <draw:frame draw:style-name="gr1" draw:text-style-name="P6" draw:layer="layout" svg:width="18.108cm" svg:height="10.379cm" svg:x="3.175cm" svg:y="6.35cm">
          <draw:text-box>
            <text:p><text:span text:style-name="T5">Routing</text:span></text:p>
            <text:p><text:span text:style-name="T5"><text:tab/></text:span><text:span text:style-name="T5">contoller/action/id[.fmt]</text:span></text:p>
            <text:p><text:span text:style-name="T5"><text:tab/></text:span></text:p>
            <text:p><text:span text:style-name="T5">Migrations</text:span></text:p>
            <text:p><text:span text:style-name="T5"><text:tab/></text:span><text:span text:style-name="T5">Datenbankunabhängig</text:span></text:p>
            <text:p><text:span text:style-name="T5"><text:tab/></text:span><text:span text:style-name="T5">Sehr praktisch</text:span></text:p>
            <text:p><text:span text:style-name="T5"/></text:p>
            <text:p><text:span text:style-name="T5">ERB, Partlets, layouts, before_filter</text:span></text:p>
          </draw:text-box>
        </draw:frame>
        <anim:par presentation:node-type="timing-root">
          <anim:par smil:begin="id6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bluelinesgrad" draw:id="id7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20.32cm" svg:height="2.143cm" svg:x="5.08cm" svg:y="1.905cm">
          <draw:text-box>
            <text:p><text:span text:style-name="T4">Rails Komponenten</text:span></text:p>
          </draw:text-box>
        </draw:frame>
        <draw:frame draw:style-name="gr1" draw:text-style-name="P6" draw:layer="layout" svg:width="7.551cm" svg:height="10.379cm" svg:x="2.207cm" svg:y="6.131cm">
          <draw:text-box>
            <text:p><text:span text:style-name="T5">ActiveRecord</text:span></text:p>
            <text:p><text:span text:style-name="T5"/></text:p>
            <text:p><text:span text:style-name="T5">ActionView</text:span></text:p>
            <text:p><text:span text:style-name="T5"/></text:p>
            <text:p><text:span text:style-name="T5">ActiveSupport</text:span></text:p>
            <text:p><text:span text:style-name="T5"/></text:p>
            <text:p><text:span text:style-name="T5"/></text:p>
            <text:p><text:span text:style-name="T5"/></text:p>
          </draw:text-box>
        </draw:frame>
        <anim:par presentation:node-type="timing-root">
          <anim:par smil:begin="id7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draw:id="id8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2.7cm" svg:height="2.143cm" svg:x="5.715cm" svg:y="1.667cm">
          <draw:text-box>
            <text:p><text:span text:style-name="T4">Getting started</text:span></text:p>
          </draw:text-box>
        </draw:frame>
        <draw:frame draw:style-name="gr1" draw:text-style-name="P7" draw:layer="layout" svg:width="13.232cm" svg:height="12.551cm" svg:x="7.088cm" svg:y="5.864cm">
          <draw:text-box>
            <text:p><text:span text:style-name="T6">sudo gem install rails</text:span></text:p>
            <text:p><text:span text:style-name="T6"/></text:p>
            <text:p><text:span text:style-name="T6">rails new &lt;app-name&gt;</text:span></text:p>
            <text:p><text:span text:style-name="T6"/></text:p>
            <text:p><text:span text:style-name="T6">Einstiegsseite setzen</text:span></text:p>
            <text:p><text:span text:style-name="T6"/></text:p>
            <text:p><text:span text:style-name="T6">Migrationskripte schreiben</text:span></text:p>
            <text:p><text:span text:style-name="T6"/></text:p>
            <text:p><text:span text:style-name="T6">Models schreiben</text:span></text:p>
            <text:p><text:span text:style-name="T6"/></text:p>
            <text:p><text:span text:style-name="T6">Controller und Views schreiben</text:span></text:p>
            <text:p><text:span text:style-name="T6"/></text:p>
          </draw:text-box>
        </draw:frame>
        <anim:par presentation:node-type="timing-root">
          <anim:par smil:begin="id8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draw:id="id9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6.51cm" svg:height="2.143cm" svg:x="5.715cm" svg:y="1.667cm">
          <draw:text-box>
            <text:p><text:span text:style-name="T4">Verzeichnisstruktur</text:span></text:p>
          </draw:text-box>
        </draw:frame>
        <draw:frame draw:style-name="gr1" draw:text-style-name="P7" draw:layer="layout" svg:width="8.008cm" svg:height="14.601cm" svg:x="2.787cm" svg:y="5.719cm">
          <draw:text-box>
            <text:p><text:span text:style-name="T6">app</text:span></text:p>
            <text:p><text:span text:style-name="T6"><text:s text:c="8"/></text:span><text:span text:style-name="T6">model</text:span></text:p>
            <text:p><text:span text:style-name="T6"><text:s text:c="8"/></text:span><text:span text:style-name="T6">view</text:span></text:p>
            <text:p><text:span text:style-name="T6"><text:s text:c="8"/></text:span><text:span text:style-name="T6">controller</text:span></text:p>
            <text:p><text:span text:style-name="T6"><text:s text:c="8"/></text:span><text:span text:style-name="T6">helpers</text:span></text:p>
            <text:p><text:span text:style-name="T6"/></text:p>
            <text:p><text:span text:style-name="T6">config</text:span></text:p>
            <text:p><text:span text:style-name="T6"><text:s text:c="8"/></text:span><text:span text:style-name="T6">database.yml</text:span></text:p>
            <text:p><text:span text:style-name="T6"><text:s text:c="8"/></text:span><text:span text:style-name="T6">routes.rb</text:span></text:p>
            <text:p><text:span text:style-name="T6"/></text:p>
            <text:p><text:span text:style-name="T6">db</text:span></text:p>
            <text:p><text:span text:style-name="T6"><text:s text:c="8"/></text:span><text:span text:style-name="T6">db/migrate</text:span></text:p>
            <text:p><text:span text:style-name="T6"/></text:p>
            <text:p><text:span text:style-name="T6"/></text:p>
          </draw:text-box>
        </draw:frame>
        <draw:frame draw:style-name="gr1" draw:layer="layout" svg:width="4.947cm" svg:height="10.501cm" svg:x="15.875cm" svg:y="6.35cm">
          <draw:text-box>
            <text:p><text:span text:style-name="T6">public</text:span></text:p>
            <text:p><text:span text:style-name="T6"/></text:p>
            <text:p><text:span text:style-name="T6">test</text:span></text:p>
            <text:p><text:span text:style-name="T6"/></text:p>
            <text:p><text:span text:style-name="T6">doc</text:span></text:p>
            <text:p><text:span text:style-name="T6"/></text:p>
            <text:p><text:span text:style-name="T6">script</text:span></text:p>
            <text:p><text:span text:style-name="T6"><text:tab/></text:span><text:span text:style-name="T6">server</text:span></text:p>
            <text:p><text:span text:style-name="T6"><text:tab/></text:span><text:span text:style-name="T6">console</text:span></text:p>
            <text:p><text:span text:style-name="T6"/></text:p>
          </draw:text-box>
        </draw:frame>
        <anim:par presentation:node-type="timing-root">
          <anim:par smil:begin="id9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draw:id="id10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7.78cm" svg:height="2.143cm" svg:x="5.715cm" svg:y="1.667cm">
          <draw:text-box>
            <text:p><text:span text:style-name="T4">Other useful gimmicks</text:span></text:p>
          </draw:text-box>
        </draw:frame>
        <draw:frame draw:style-name="gr1" draw:text-style-name="P8" draw:layer="layout" svg:width="18.219cm" svg:height="11.627cm" svg:x="3.81cm" svg:y="6.153cm">
          <draw:text-box>
            <text:p><text:span text:style-name="T7">bundle</text:span></text:p>
            <text:p><text:span text:style-name="T7"><text:s text:c="8"/></text:span><text:span text:style-name="T7">Gemfile</text:span></text:p>
            <text:p><text:span text:style-name="T7"/></text:p>
            <text:p><text:span text:style-name="T7">rvm</text:span></text:p>
            <text:p><text:span text:style-name="T7"><text:s text:c="8"/></text:span><text:span text:style-name="T7">www.beginrescueend.com</text:span></text:p>
            <text:p><text:span text:style-name="T7"/></text:p>
            <text:p><text:span text:style-name="T7">git</text:span></text:p>
            <text:p><text:span text:style-name="T7"/></text:p>
          </draw:text-box>
        </draw:frame>
        <anim:par presentation:node-type="timing-root">
          <anim:par smil:begin="id10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draw:id="id11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Demo</text:span></text:p>
          </draw:text-box>
        </draw:frame>
        <draw:frame draw:style-name="gr5" draw:text-style-name="P8" draw:layer="layout" svg:width="11.43cm" svg:height="10.205cm" svg:x="5.08cm" svg:y="5.974cm">
          <draw:text-box>
            <text:p><text:span text:style-name="T7">Users &lt;-&gt; Postings</text:span></text:p>
            <text:p><text:span text:style-name="T7"/></text:p>
            <text:p><text:span text:style-name="T7">Login</text:span></text:p>
            <text:p><text:span text:style-name="T7"/></text:p>
            <text:p><text:span text:style-name="T7">Create Posting</text:span></text:p>
            <text:p><text:span text:style-name="T7"/></text:p>
            <text:p><text:span text:style-name="T7">Vote for Posting</text:span></text:p>
          </draw:text-box>
        </draw:frame>
        <anim:par presentation:node-type="timing-root">
          <anim:par smil:begin="id11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draw:id="id12">
        <office:forms form:automatic-focus="false" form:apply-design-mode="false"/>
        <draw:frame draw:style-name="gr1" draw:text-style-name="P4" draw:layer="layout" svg:width="22.558cm" svg:height="1.195cm" svg:x="2.54cm" svg:y="19.685cm">
          <draw:text-box>
            <text:p><text:span text:style-name="T3">Ruby on Rails – DI. Johannes Thoma – Linuxwochen 2012</text:span></text:p>
          </draw:text-box>
        </draw:frame>
        <draw:frame draw:style-name="gr4" draw:text-style-name="P5" draw:layer="layout" svg:width="13.97cm" svg:height="2.143cm" svg:x="9.525cm" svg:y="1.667cm">
          <draw:text-box>
            <text:p><text:span text:style-name="T4">Schluss</text:span></text:p>
          </draw:text-box>
        </draw:frame>
        <draw:frame draw:style-name="gr5" draw:text-style-name="P8" draw:layer="layout" svg:width="11.43cm" svg:height="5.939cm" svg:x="8.255cm" svg:y="8.255cm">
          <draw:text-box>
            <text:p><text:span text:style-name="T7">Happy Hacking</text:span></text:p>
            <text:p><text:span text:style-name="T7"/></text:p>
            <text:p><text:span text:style-name="T7">- Johannes</text:span></text:p>
            <text:p><text:span text:style-name="T7"/></text:p>
          </draw:text-box>
        </draw:frame>
        <anim:par presentation:node-type="timing-root">
          <anim:par smil:begin="id12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1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11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4-28T20:43:27</meta:creation-date>
    <meta:editing-duration>PT01H02M21S</meta:editing-duration>
    <meta:editing-cycles>20</meta:editing-cycles>
    <dc:date>2012-04-29T21:05:11</dc:date>
    <meta:generator>OpenOffice.org/3.0$Linux OpenOffice.org_project/300m15$Build-9379</meta:generator>
    <meta:document-statistic meta:object-count="81"/>
  </office:meta>
</office:document-meta>
</file>